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fo:font-size="18pt" style:font-size-asian="18pt" style:font-size-complex="18pt"/>
    </style:style>
    <style:style style:name="P6" style:parent-style-name="Standard" style:family="paragraph">
      <style:text-properties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text-properties fo:font-size="18pt" style:font-size-asian="18pt" style:font-size-complex="18pt"/>
    </style:style>
    <style:style style:name="P17" style:parent-style-name="Standard" style:family="paragraph">
      <style:text-properties fo:font-size="18pt" style:font-size-asian="18pt" style:font-size-complex="18pt"/>
    </style:style>
    <style:style style:name="P18" style:parent-style-name="Standard" style:family="paragraph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P21" style:parent-style-name="Standard" style:family="paragraph">
      <style:text-properties fo:font-size="18pt" style:font-size-asian="18pt" style:font-size-complex="18pt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P26" style:parent-style-name="Standard" style:family="paragraph">
      <style:text-properties fo:font-size="18pt" style:font-size-asian="18pt" style:font-size-complex="18pt"/>
    </style:style>
    <style:style style:name="T27" style:parent-style-name="DefaultParagraphFont" style:family="text">
      <style:text-properties fo:font-size="18pt" style:font-size-asian="18pt" style:font-size-complex="18pt"/>
    </style:style>
    <style:style style:name="T28" style:parent-style-name="DefaultParagraphFont" style:family="text">
      <style:text-properties fo:font-size="18pt" style:font-size-asian="18pt" style:font-size-complex="18pt"/>
    </style:style>
    <style:style style:name="T29" style:parent-style-name="DefaultParagraphFont" style:family="text">
      <style:text-properties fo:font-size="18pt" style:font-size-asian="18pt" style:font-size-complex="18pt"/>
    </style:style>
    <style:style style:name="T30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size="18pt" style:font-size-asian="18pt" style:font-size-complex="18pt"/>
    </style:style>
    <style:style style:name="T32" style:parent-style-name="DefaultParagraphFont" style:family="text">
      <style:text-properties fo:font-size="18pt" style:font-size-asian="18pt" style:font-size-complex="18pt"/>
    </style:style>
    <style:style style:name="T33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text-properties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T42" style:parent-style-name="DefaultParagraphFont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BOOK ONE CHAPTER TWO</text:p>
      <text:p text:style-name="P2"/>
      <text:p text:style-name="P3">You can break the world into two different chunks. <text:s/>Those countries that live in a society that has been fully commoditized, and those countries that have not<text:s/>been fully commoditized. <text:s/>Countries that are fully commoditized are designated as “Mature Markets” by the investor class and countries that are not fully commoditized are designated as “Developing Markets”.</text:p>
      <text:p text:style-name="P4"/>
      <text:p text:style-name="P5">Raw materials flow into commoditized economies of varying degrees between developing and mature, and come from sources that are of national or international origin. <text:s/></text:p>
      <text:p text:style-name="P6"/>
      <text:p text:style-name="P7">How did this modern system of commoditizing everything develop? <text:s text:c="2"/>Originally, England developed a great need for iron. <text:s/>To sustain iron<text:s/>production they had to import a lot of charcoal, which was superior for making iron than coal. <text:s/>The charcoal was great as a raw material, but charcoal exists in rather limited supply throughout the world. <text:s/>There was thus an economic pressure to try and find a better use of materials to make iron.</text:p>
      <text:p text:style-name="P8"/>
      <text:p text:style-name="P9">Iron had been produced throughout the world for thousands of years. <text:s/>However, it had never been produced on an industrial scale. <text:s/>Heating iron with coal was useless in the production of wrought iron unless careful<text:s/>measures were taken to limit the sulfur impurities that were in the coal from leaching into the iron. <text:s/>At the technology level of the English, it was not possible to do this, nor was the science of why iron produced with coal became brittle understood.</text:p>
      <text:p text:style-name="P10"/>
      <text:p text:style-name="P11">The reason for limited production of any resource that needs raw materials that are in finite supply was as follows. <text:s/>A society could erase a raw material from existence by over-harvesting it. <text:s/>This is<text:s/><text:soft-page-break/>what happened as the price of mollusks that made the roman purple. <text:s/>As the mollusks died off they became increasingly valuable, and thus there was more incentive to poach them. <text:s/>The laws of supply and demand do not work in the favor of an economy with limited raw material streaming into the economy that wants<text:s/>to operate on industrial scales.</text:p>
      <text:p text:style-name="P12"/>
      <text:p text:style-name="P13">Thus, the discovery of how to make iron with coal is one of the turning points in history. <text:s/>This intellectual capital would be adopted by the rest of the modernizing world. <text:s/>It essentially freed societies from the trap of<text:s/>the curse of limited natural resources due to the supply of coal. <text:s/>Coal did not become more expensive the more it was mined. <text:s/>In fact, the surprising opposite happened. <text:s/>As more competitors entered into the industry, and they adopted better techniques of mining, the supply of coal became less expensive due to the efficiencies of scale employed by the miners. <text:s/></text:p>
      <text:p text:style-name="P14"/>
      <text:p text:style-name="P15">What rail cars did is allow more coal to be carried out of a mine at a time. <text:s/>This is what is meant by an efficiency of scale. <text:s/>There is an initial<text:s/>investment, but over time the investment pays off by allowing workers to work more efficiently.</text:p>
      <text:p text:style-name="P16"/>
      <text:p text:style-name="P17">Some key inventions started to develop around the mining industry, such as mechanization. <text:s/>Since the cost of coal at the mine site was close to zero, and there<text:s/>was a ready supply of coal at the mine ready for experimentation, devices like the miners friend were used to pump water out of the mine.</text:p>
      <text:p text:style-name="P18"/>
      <text:p text:style-name="P19">While these early forms of automated mechanical work, were inefficient, even inefficient forms of mechanization were<text:s/>economic, because it meant less laborers pumping water out of a mine. <text:s/>They were also one of a few times in history where automated mechanical<text:s/><text:soft-page-break/>work, or automation, has been used in history. <text:s/>Natural energy had been used to turn wheels and grind grain, but<text:s/>fossil fuels would eventually allow automation within cities giving rise to the modern factory.</text:p>
      <text:p text:style-name="P20"/>
      <text:p text:style-name="P21">Before rail cars from mines, which were first pushed by miners or mules, would start to become automated and mobile, the steam engine would have to be invented. <text:s/>This engine was similar to the miners friend or “Newcomen Engine”, which used steam in the pumping mechanism to get water out of a mine (up a grade where energy was required to push the water). <text:s/>Once this was perfected there were greatly increased efficiencies of scale in transportation, driving down the price of goods across society. <text:s/></text:p>
      <text:p text:style-name="P22"/>
      <text:p text:style-name="P23">Say you were a cattle rancher in England before the invention of the steam engine. <text:s/>You would have to live relatively close to a city in order to supply the city. <text:s/>Most<text:s/>cattle ranchers supplied meat to the towns near their ranches. <text:s/>What modern rail did was greatly increase the supply of goods available to a city. <text:s/>Now the cattle ranchers could load up the cows meant for slaughter into a rail car. <text:s/>The train would take hundreds of other cows to the slaughter yard just outside of the city (one of these junctions, Schlachthoff, is just outside Salzburg). <text:s/>There the cattle would be killed, cut into pieces and sent to butchers all around the city so that they could have a fresh supply in the morning. <text:s/>This is how all modern cities operated before refrigerated rail cars allowed for the preservation of meat over long distances. <text:s text:c="8"/></text:p>
      <text:p text:style-name="P24"/>
      <text:p text:style-name="P25">DUAL MODEL OF DEVELOPMENT</text:p>
      <text:p text:style-name="P26"/>
      <text:p text:style-name="Standard"><text:span text:style-name="T27">This brings up an occurrence which will be a frequent topic in th</text:span><text:span text:style-name="T28">is book, the Dual Model of Development. <text:s/>This states that there are two<text:s/></text:span><text:soft-page-break/><text:span text:style-name="T29">parts to the development of a society. <text:s/>The first is the<text:s/></text:span><text:span text:style-name="T30">intellectual capital</text:span><text:span text:style-name="T31"><text:s/>that allows for the efficiencies of scale that we saw above, when England was just beginning to develop fa</text:span><text:span text:style-name="T32">ctories in cities. <text:s/>The second is the s</text:span><text:span text:style-name="T33">ocial incentive to use intellectual capital</text:span><text:span text:style-name="T34">.</text:span></text:p>
      <text:p text:style-name="P35"/>
      <text:p text:style-name="P36">As far as the social incentive to use intellectual capital, England was very focused on trade. <text:s/>They were less populated than France, and were trading with China. <text:s/>The unfortunate workaround they found to their trade imbalance with China was the opium trade. <text:s/>The English love of Chinese goods like tea had been depleting the treasury of vital silver. <text:s/>The opium trade was declared illegal by parliament, but there was little enforcement.</text:p>
      <text:p text:style-name="P37"/>
      <text:p text:style-name="P38"/>
      <text:p text:style-name="P39"/>
      <text:p text:style-name="P40"/>
      <text:p text:style-name="P41"/>
      <text:p text:style-name="Standard"><text:span text:style-name="T42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</meta:initial-creator>
    <dc:creator>Yolanda</dc:creator>
    <meta:creation-date>2017-12-08T08:58:00Z</meta:creation-date>
    <dc:date>2017-12-14T20:12:00Z</dc:date>
    <meta:template xlink:href="Normal.dotm" xlink:type="simple"/>
    <meta:editing-cycles>1</meta:editing-cycles>
    <meta:editing-duration>PT9000S</meta:editing-duration>
    <meta:document-statistic meta:page-count="4" meta:paragraph-count="11" meta:word-count="870" meta:character-count="5822" meta:row-count="41" meta:non-whitespace-character-count="4963"/>
  </office:meta>
</office:document-meta>
</file>